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35c" officeooo:paragraph-rsid="000c235c"/>
    </style:style>
    <style:style style:name="P2" style:family="paragraph" style:parent-style-name="Standard">
      <style:text-properties officeooo:rsid="000c235c" officeooo:paragraph-rsid="001054d2"/>
    </style:style>
    <style:style style:name="P3" style:family="paragraph" style:parent-style-name="Standard">
      <style:text-properties officeooo:rsid="000cbf3f" officeooo:paragraph-rsid="000cbf3f"/>
    </style:style>
    <style:style style:name="P4" style:family="paragraph" style:parent-style-name="Standard">
      <style:text-properties officeooo:rsid="000cbf3f" officeooo:paragraph-rsid="001054d2"/>
    </style:style>
    <style:style style:name="P5" style:family="paragraph" style:parent-style-name="Standard">
      <style:text-properties officeooo:rsid="000eb289" officeooo:paragraph-rsid="000eb289"/>
    </style:style>
    <style:style style:name="P6" style:family="paragraph" style:parent-style-name="Standard">
      <style:text-properties officeooo:rsid="000eb289" officeooo:paragraph-rsid="001054d2"/>
    </style:style>
    <style:style style:name="P7" style:family="paragraph" style:parent-style-name="Standard">
      <style:text-properties officeooo:rsid="000f00c0" officeooo:paragraph-rsid="000f00c0"/>
    </style:style>
    <style:style style:name="P8" style:family="paragraph" style:parent-style-name="Standard">
      <style:text-properties officeooo:rsid="001054d2" officeooo:paragraph-rsid="001054d2"/>
    </style:style>
    <style:style style:name="P9" style:family="paragraph" style:parent-style-name="Standard">
      <style:text-properties officeooo:rsid="0012098c" officeooo:paragraph-rsid="0012098c"/>
    </style:style>
    <style:style style:name="T1" style:family="text">
      <style:text-properties officeooo:rsid="000f1f6d"/>
    </style:style>
    <style:style style:name="T2" style:family="text">
      <style:text-properties officeooo:rsid="001054d2"/>
    </style:style>
    <style:style style:name="T3" style:family="text">
      <style:text-properties officeooo:rsid="0012f2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al</text:p>
      <text:p text:style-name="P1"/>
      <text:p text:style-name="P1">Number of LUTs : 53200</text:p>
      <text:p text:style-name="P1">Number of LUTRAM : 17400</text:p>
      <text:p text:style-name="P1">FF : 106400</text:p>
      <text:p text:style-name="P1">DSP : 220</text:p>
      <text:p text:style-name="P1">IO : 200</text:p>
      <text:p text:style-name="P8">BRAM : 140</text:p>
      <text:p text:style-name="P8"/>
      <text:p text:style-name="P8">1 8 bit 8-tap FIR filter</text:p>
      <text:p text:style-name="P1"/>
      <text:p text:style-name="P1">FIR Compiler</text:p>
      <text:p text:style-name="P1"/>
      <text:p text:style-name="P1">Number of LUTs : 32</text:p>
      <text:p text:style-name="P1">Number of LUTRAM : 11</text:p>
      <text:p text:style-name="P1">FF : 67</text:p>
      <text:p text:style-name="P1">DSP : 1</text:p>
      <text:p text:style-name="P1">IO : 20</text:p>
      <text:p text:style-name="P3">Power 0.123 W</text:p>
      <text:p text:style-name="P5">Critical Path : 7.224 ns</text:p>
      <text:p text:style-name="P5"/>
      <text:p text:style-name="P7">Takes 3 clock cycles to <text:span text:style-name="T1">start</text:span></text:p>
      <text:p text:style-name="P7"/>
      <text:p text:style-name="P8">BRAM constant coefficient</text:p>
      <text:p text:style-name="P2"/>
      <text:p text:style-name="P2">Number of LUTs : <text:span text:style-name="T2">93</text:span></text:p>
      <text:p text:style-name="P2">Number of LUTRAM : <text:span text:style-name="T2">28</text:span></text:p>
      <text:p text:style-name="P2">FF : <text:span text:style-name="T2">244</text:span></text:p>
      <text:p text:style-name="P2">DSP : <text:span text:style-name="T2">0</text:span></text:p>
      <text:p text:style-name="P2">IO : <text:span text:style-name="T2">33</text:span></text:p>
      <text:p text:style-name="P8">BRAM : 2</text:p>
      <text:p text:style-name="P4">Power 0.1<text:span text:style-name="T2">38</text:span> W</text:p>
      <text:p text:style-name="P6">Critical Path : <text:span text:style-name="T2">5.522</text:span> ns<text:span text:style-name="T3">2</text:span></text:p>
      <text:p text:style-name="P6"/>
      <text:p text:style-name="P9">-- Name : Brenda So</text:p>
      <text:p text:style-name="P9">-- Date : 11/4/2017</text:p>
      <text:p text:style-name="P9">-- Goal : Make a processing engine (PE) block for convolution</text:p>
      <text:p text:style-name="P9">-- follows systolic form with pipeline multiplier</text:p>
      <text:p text:style-name="P9"/>
      <text:p text:style-name="P9"/>
      <text:p text:style-name="P9">library IEEE;</text:p>
      <text:p text:style-name="P9">use IEEE.STD_LOGIC_1164.ALL;</text:p>
      <text:p text:style-name="P9">use IEEE.NUMERIC_STD.ALL;</text:p>
      <text:p text:style-name="P9"/>
      <text:p text:style-name="P9">-- Uncomment the following library declaration if using</text:p>
      <text:p text:style-name="P9">-- arithmetic functions with Signed or Unsigned values</text:p>
      <text:p text:style-name="P9">--use IEEE.NUMERIC_STD.ALL;</text:p>
      <text:p text:style-name="P9"/>
      <text:p text:style-name="P9">-- Uncomment the following library declaration if instantiating</text:p>
      <text:p text:style-name="P9"><text:soft-page-break/>-- any Xilinx leaf cells in this code.</text:p>
      <text:p text:style-name="P9">--library UNISIM;</text:p>
      <text:p text:style-name="P9">--use UNISIM.VComponents.all;</text:p>
      <text:p text:style-name="P9"/>
      <text:p text:style-name="P9">entity pe_block_1 is</text:p>
      <text:p text:style-name="P9"><text:s text:c="2"/>Port (</text:p>
      <text:p text:style-name="P9"><text:s text:c="8"/>clk: IN STD_LOGIC;</text:p>
      <text:p text:style-name="P9"><text:s text:c="8"/>x_in: IN SIGNED(7 downto 0);</text:p>
      <text:p text:style-name="P9"><text:s text:c="8"/>y_in: IN SIGNED(7 downto 0);</text:p>
      <text:p text:style-name="P9"><text:s text:c="8"/>x_out: OUT SIGNED(7 downto 0);</text:p>
      <text:p text:style-name="P9"><text:s text:c="8"/>y_out: OUT SIGNED(7 downto 0)</text:p>
      <text:p text:style-name="P9"><text:s text:c="8"/>);</text:p>
      <text:p text:style-name="P9">end pe_block_1;</text:p>
      <text:p text:style-name="P9"/>
      <text:p text:style-name="P9">architecture RTL of pe_block_1 is</text:p>
      <text:p text:style-name="P9"/>
      <text:p text:style-name="P9">component mult_gen_1 IS</text:p>
      <text:p text:style-name="P9"><text:s text:c="2"/>port (</text:p>
      <text:p text:style-name="P9"><text:s text:c="4"/>A : IN STD_LOGIC_VECTOR(7 DOWNTO 0);</text:p>
      <text:p text:style-name="P9"><text:s text:c="4"/>P : OUT STD_LOGIC_VECTOR(7 DOWNTO 0)</text:p>
      <text:p text:style-name="P9"><text:s text:c="2"/>);</text:p>
      <text:p text:style-name="P9">end component;</text:p>
      <text:p text:style-name="P9"/>
      <text:p text:style-name="P9">signal x_1: SIGNED(7 downto 0);</text:p>
      <text:p text:style-name="P9">signal x_2: SIGNED(7 downto 0) ;</text:p>
      <text:p text:style-name="P9">signal x_inter: STD_LOGIC_VECTOR(7 downto 0);</text:p>
      <text:p text:style-name="P9">signal x_mult : STD_LOGIC_VECTOR(7 downto 0);</text:p>
      <text:p text:style-name="P9">signal x_mult_d : SIGNED(7 downto 0);</text:p>
      <text:p text:style-name="P9">signal x_add : SIGNED(7 downto 0);</text:p>
      <text:p text:style-name="P9"/>
      <text:p text:style-name="P9">begin</text:p>
      <text:p text:style-name="P9">mult_1 : mult_gen_1 port map(A=&gt;x_inter, P=&gt;x_mult);</text:p>
      <text:p text:style-name="P9">process(clk)</text:p>
      <text:p text:style-name="P9">begin</text:p>
      <text:p text:style-name="P9"><text:s text:c="4"/>if rising_edge(clk) then</text:p>
      <text:p text:style-name="P9"><text:s text:c="8"/>-- shift the shift registers</text:p>
      <text:p text:style-name="P9"><text:s text:c="8"/>x_1 &lt;= x_in;</text:p>
      <text:p text:style-name="P9"><text:s text:c="8"/>x_2 &lt;= x_1;</text:p>
      <text:p text:style-name="P9"><text:s text:c="8"/>x_inter &lt;= std_logic_vector(x_2);</text:p>
      <text:p text:style-name="P9"><text:s text:c="8"/>x_out &lt;= x_2;</text:p>
      <text:p text:style-name="P9"><text:s text:c="8"/>--- multiplication</text:p>
      <text:p text:style-name="P9"><text:s text:c="8"/>x_mult_d &lt;= signed(x_mult);</text:p>
      <text:p text:style-name="P9"><text:s text:c="8"/>x_add &lt;= x_mult_d + y_in;</text:p>
      <text:p text:style-name="P9"><text:s text:c="8"/>y_out &lt;= x_add;</text:p>
      <text:p text:style-name="P9"><text:s text:c="4"/>end if;</text:p>
      <text:p text:style-name="P9">end process;</text:p>
      <text:p text:style-name="P9"/>
      <text:p text:style-name="P9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03:09.258648077</meta:creation-date>
    <dc:date>2017-11-05T14:33:17.959599856</dc:date>
    <meta:editing-duration>PT38M36S</meta:editing-duration>
    <meta:editing-cycles>1</meta:editing-cycles>
    <meta:document-statistic meta:table-count="0" meta:image-count="0" meta:object-count="0" meta:page-count="2" meta:paragraph-count="79" meta:word-count="309" meta:character-count="1881" meta:non-whitespace-character-count="1512"/>
    <meta:generator>LibreOffice/5.1.6.2$Linux_X86_64 LibreOffice_project/10m0$Build-2</meta:generator>
  </office:meta>
</office:document-meta>
</file>